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8pt" style:font-size-asian="15.75pt" style:font-size-complex="18pt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fo:font-size="18pt" style:font-size-asian="15.75pt" style:font-size-complex="18pt"/>
    </style:style>
    <style:style style:name="T1" style:family="text">
      <style:text-properties fo:font-weight="bold"/>
    </style:style>
    <style:style style:name="T2" style:family="text">
      <style:text-properties fo:color="#8ae234" fo:font-weight="bold"/>
    </style:style>
    <style:style style:name="T3" style:family="text">
      <style:text-properties fo:color="#729fcf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2">darkness-manish@darknessmanish-HP-Laptop-15-bs1xx</text:span>:<text:span text:style-name="T3">~</text:span>$ curl -sL https://deb.nodesource.com/setup_10.x | sudo -E bash -</text:p>
      <text:p text:style-name="Preformatted_20_Text"/>
      <text:p text:style-name="Preformatted_20_Text">## Installing the NodeSource Node.js 10.x repo...</text:p>
      <text:p text:style-name="Preformatted_20_Text"/>
      <text:p text:style-name="Preformatted_20_Text"/>
      <text:p text:style-name="Preformatted_20_Text">## Populating apt-get cache...</text:p>
      <text:p text:style-name="Preformatted_20_Text"/>
      <text:p text:style-name="Preformatted_20_Text">+ apt-get update</text:p>
      <text:p text:style-name="Preformatted_20_Text">Hit:1 http://linux.teamviewer.com/deb stable InRelease <text:s text:c="45"/></text:p>
      <text:p text:style-name="Preformatted_20_Text">Hit:2 http://ppa.launchpad.net/alessandro-strada/ppa/ubuntu bionic InRelease <text:s text:c="23"/></text:p>
      <text:p text:style-name="Preformatted_20_Text">Hit:3 http://archive.ubuntu.com/ubuntu bionic InRelease <text:s text:c="44"/></text:p>
      <text:p text:style-name="Preformatted_20_Text">Hit:4 http://archive.ubuntu.com/ubuntu bionic-updates InRelease <text:s text:c="36"/></text:p>
      <text:p text:style-name="Preformatted_20_Text">Hit:5 http://archive.ubuntu.com/ubuntu bionic-backports InRelease <text:s text:c="24"/></text:p>
      <text:p text:style-name="Preformatted_20_Text">Hit:6 http://archive.ubuntu.com/ubuntu bionic-security InRelease <text:s text:c="25"/></text:p>
      <text:p text:style-name="Preformatted_20_Text">Hit:7 http://archive.ubuntu.com/ubuntu bionic-proposed InRelease <text:s text:c="25"/></text:p>
      <text:p text:style-name="Preformatted_20_Text">Hit:8 https://packages.microsoft.com/repos/vscode stable InRelease <text:s text:c="23"/></text:p>
      <text:p text:style-name="Preformatted_20_Text">Reading package lists... Done <text:s text:c="11"/></text:p>
      <text:p text:style-name="Preformatted_20_Text">W: Target Packages (main/binary-amd64/Packages) is configured multiple times in /etc/apt/sources.list:52 and /etc/apt/sources.list.d/vscode.list:3</text:p>
      <text:p text:style-name="Preformatted_20_Text">W: Target Packages (main/binary-all/Packages) is configured multiple times in /etc/apt/sources.list:52 and /etc/apt/sources.list.d/vscode.list:3</text:p>
      <text:p text:style-name="Preformatted_20_Text">W: Target Translations (main/i18n/Translation-en_IN) is configured multiple times in /etc/apt/sources.list:52 and /etc/apt/sources.list.d/vscode.list:3</text:p>
      <text:p text:style-name="Preformatted_20_Text">W: Target Translations (main/i18n/Translation-en) is configured multiple times in /etc/apt/sources.list:52 and /etc/apt/sources.list.d/vscode.list:3</text:p>
      <text:p text:style-name="Preformatted_20_Text">W: Target DEP-11 (main/dep11/Components-amd64.yml) is configured multiple times in /etc/apt/sources.list:52 and /etc/apt/sources.list.d/vscode.list:3</text:p>
      <text:p text:style-name="Preformatted_20_Text">W: Target DEP-11 (main/dep11/Components-all.yml) is configured multiple times in /etc/apt/sources.list:52 and /etc/apt/sources.list.d/vscode.list:3</text:p>
      <text:p text:style-name="Preformatted_20_Text">W: Target DEP-11-icons-small (main/dep11/icons-48x48.tar) is configured multiple times in /etc/apt/sources.list:52 and /etc/apt/sources.list.d/vscode.list:3</text:p>
      <text:p text:style-name="Preformatted_20_Text">W: Target DEP-11-icons (main/dep11/icons-64x64.tar) is configured multiple times in /etc/apt/sources.list:52 and /etc/apt/sources.list.d/vscode.list:3</text:p>
      <text:p text:style-name="Preformatted_20_Text">W: Target CNF (main/cnf/Commands-amd64) is configured multiple times in /etc/apt/sources.list:52 and /etc/apt/sources.list.d/vscode.list:3</text:p>
      <text:p text:style-name="Preformatted_20_Text">W: Target CNF (main/cnf/Commands-all) is configured multiple times in /etc/apt/sources.list:52 and /etc/apt/sources.list.d/vscode.list:3</text:p>
      <text:p text:style-name="Preformatted_20_Text">W: Target Packages (main/binary-amd64/Packages) is configured multiple times in /etc/apt/sources.list:52 and /etc/apt/sources.list.d/vscode.list:3</text:p>
      <text:p text:style-name="Preformatted_20_Text">W: Target Packages (main/binary-all/Packages) is configured multiple times in /etc/apt/sources.list:52 and /etc/apt/sources.list.d/vscode.list:3</text:p>
      <text:p text:style-name="Preformatted_20_Text">W: Target Translations (main/i18n/Translation-en_IN) is configured multiple times in /etc/apt/sources.list:52 and /etc/apt/sources.list.d/vscode.list:3</text:p>
      <text:p text:style-name="Preformatted_20_Text">W: Target Translations (main/i18n/Translation-en) is configured multiple times in /etc/apt/sources.list:52 and /etc/apt/sources.list.d/vscode.list:3</text:p>
      <text:p text:style-name="Preformatted_20_Text">W: Target DEP-11 (main/dep11/Components-amd64.yml) is configured multiple times in /etc/apt/sources.list:52 and /etc/apt/sources.list.d/vscode.list:3</text:p>
      <text:p text:style-name="Preformatted_20_Text">W: Target DEP-11 (main/dep11/Components-all.yml) is configured multiple times in /etc/apt/sources.list:52 and /etc/apt/sources.list.d/vscode.list:3</text:p>
      <text:p text:style-name="Preformatted_20_Text">W: Target DEP-11-icons-small (main/dep11/icons-48x48.tar) is configured multiple times in /etc/apt/sources.list:52 and /etc/apt/sources.list.d/vscode.list:3</text:p>
      <text:p text:style-name="Preformatted_20_Text">W: Target DEP-11-icons (main/dep11/icons-64x64.tar) is configured multiple times in /etc/apt/sources.list:52 and /etc/apt/sources.list.d/vscode.list:3</text:p>
      <text:p text:style-name="Preformatted_20_Text">W: Target CNF (main/cnf/Commands-amd64) is configured multiple times in /etc/apt/sources.list:52 and /etc/apt/sources.list.d/vscode.list:3</text:p>
      <text:p text:style-name="Preformatted_20_Text"><text:soft-page-break/>W: Target CNF (main/cnf/Commands-all) is configured multiple times in /etc/apt/sources.list:52 and /etc/apt/sources.list.d/vscode.list:3</text:p>
      <text:p text:style-name="Preformatted_20_Text"/>
      <text:p text:style-name="Preformatted_20_Text">## Confirming "bionic" is supported...</text:p>
      <text:p text:style-name="Preformatted_20_Text"/>
      <text:p text:style-name="Preformatted_20_Text">+ curl -sLf -o /dev/null &amp;apos;https://deb.nodesource.com/node_10.x/dists/bionic/Release&amp;apos;</text:p>
      <text:p text:style-name="Preformatted_20_Text"/>
      <text:p text:style-name="Preformatted_20_Text">## Adding the NodeSource signing key to your keyring...</text:p>
      <text:p text:style-name="Preformatted_20_Text"/>
      <text:p text:style-name="Preformatted_20_Text">+ curl -s https://deb.nodesource.com/gpgkey/nodesource.gpg.key | apt-key add -</text:p>
      <text:p text:style-name="Preformatted_20_Text">OK</text:p>
      <text:p text:style-name="Preformatted_20_Text"/>
      <text:p text:style-name="Preformatted_20_Text">## Creating apt sources list file for the NodeSource Node.js 10.x repo...</text:p>
      <text:p text:style-name="Preformatted_20_Text"/>
      <text:p text:style-name="Preformatted_20_Text">+ echo &amp;apos;deb https://deb.nodesource.com/node_10.x bionic main&amp;apos; &gt; /etc/apt/sources.list.d/nodesource.list</text:p>
      <text:p text:style-name="Preformatted_20_Text">+ echo &amp;apos;deb-src https://deb.nodesource.com/node_10.x bionic main&amp;apos; &gt;&gt; /etc/apt/sources.list.d/nodesource.list</text:p>
      <text:p text:style-name="Preformatted_20_Text"/>
      <text:p text:style-name="Preformatted_20_Text">## Running `apt-get update` for you...</text:p>
      <text:p text:style-name="Preformatted_20_Text"/>
      <text:p text:style-name="Preformatted_20_Text">+ apt-get update</text:p>
      <text:p text:style-name="Preformatted_20_Text">Hit:1 http://linux.teamviewer.com/deb stable InRelease <text:s text:c="45"/></text:p>
      <text:p text:style-name="Preformatted_20_Text">Get:2 https://deb.nodesource.com/node_10.x bionic InRelease [4,584 B] <text:s text:c="30"/></text:p>
      <text:p text:style-name="Preformatted_20_Text">Hit:3 http://ppa.launchpad.net/alessandro-strada/ppa/ubuntu bionic InRelease <text:s text:c="23"/></text:p>
      <text:p text:style-name="Preformatted_20_Text">Hit:4 http://archive.ubuntu.com/ubuntu bionic InRelease <text:s text:c="44"/></text:p>
      <text:p text:style-name="Preformatted_20_Text">Hit:5 http://archive.ubuntu.com/ubuntu bionic-updates InRelease <text:s text:c="36"/></text:p>
      <text:p text:style-name="Preformatted_20_Text">Hit:6 http://archive.ubuntu.com/ubuntu bionic-backports InRelease <text:s text:c="34"/></text:p>
      <text:p text:style-name="Preformatted_20_Text">Get:7 https://deb.nodesource.com/node_10.x bionic/main amd64 Packages [768 B] <text:s text:c="22"/></text:p>
      <text:p text:style-name="Preformatted_20_Text">Hit:8 http://archive.ubuntu.com/ubuntu bionic-security InRelease <text:s text:c="35"/></text:p>
      <text:p text:style-name="Preformatted_20_Text">Hit:9 http://archive.ubuntu.com/ubuntu bionic-proposed InRelease <text:s text:c="35"/></text:p>
      <text:p text:style-name="Preformatted_20_Text">Hit:10 https://packages.microsoft.com/repos/vscode stable InRelease <text:s text:c="32"/></text:p>
      <text:p text:style-name="Preformatted_20_Text">Fetched 5,352 B in 25s (210 B/s) <text:s text:c="8"/></text:p>
      <text:p text:style-name="Preformatted_20_Text">Reading package lists... Done</text:p>
      <text:p text:style-name="Preformatted_20_Text">W: Target Packages (main/binary-amd64/Packages) is configured multiple times in /etc/apt/sources.list:52 and /etc/apt/sources.list.d/vscode.list:3</text:p>
      <text:p text:style-name="Preformatted_20_Text">W: Target Packages (main/binary-all/Packages) is configured multiple times in /etc/apt/sources.list:52 and /etc/apt/sources.list.d/vscode.list:3</text:p>
      <text:p text:style-name="Preformatted_20_Text">W: Target Translations (main/i18n/Translation-en_IN) is configured multiple times in /etc/apt/sources.list:52 and /etc/apt/sources.list.d/vscode.list:3</text:p>
      <text:p text:style-name="Preformatted_20_Text">W: Target Translations (main/i18n/Translation-en) is configured multiple times in /etc/apt/sources.list:52 and /etc/apt/sources.list.d/vscode.list:3</text:p>
      <text:p text:style-name="Preformatted_20_Text">W: Target DEP-11 (main/dep11/Components-amd64.yml) is configured multiple times in /etc/apt/sources.list:52 and /etc/apt/sources.list.d/vscode.list:3</text:p>
      <text:p text:style-name="Preformatted_20_Text">W: Target DEP-11 (main/dep11/Components-all.yml) is configured multiple times in /etc/apt/sources.list:52 and /etc/apt/sources.list.d/vscode.list:3</text:p>
      <text:p text:style-name="Preformatted_20_Text">W: Target DEP-11-icons-small (main/dep11/icons-48x48.tar) is configured multiple times in /etc/apt/sources.list:52 and /etc/apt/sources.list.d/vscode.list:3</text:p>
      <text:p text:style-name="Preformatted_20_Text">W: Target DEP-11-icons (main/dep11/icons-64x64.tar) is configured multiple times in /etc/apt/sources.list:52 and /etc/apt/sources.list.d/vscode.list:3</text:p>
      <text:p text:style-name="Preformatted_20_Text">W: Target CNF (main/cnf/Commands-amd64) is configured multiple times in /etc/apt/sources.list:52 and /etc/apt/sources.list.d/vscode.list:3</text:p>
      <text:p text:style-name="Preformatted_20_Text">W: Target CNF (main/cnf/Commands-all) is configured multiple times in /etc/apt/sources.list:52 and /etc/apt/sources.list.d/vscode.list:3</text:p>
      <text:p text:style-name="Preformatted_20_Text">W: Target Packages (main/binary-amd64/Packages) is configured multiple times in /etc/apt/sources.list:52 and /etc/apt/sources.list.d/vscode.list:3</text:p>
      <text:p text:style-name="Preformatted_20_Text">W: Target Packages (main/binary-all/Packages) is configured multiple times in /etc/apt/sources.list:52 and /etc/apt/sources.list.d/vscode.list:3</text:p>
      <text:p text:style-name="Preformatted_20_Text">W: Target Translations (main/i18n/Translation-en_IN) is configured multiple times in /etc/apt/sources.list:52 and /etc/apt/sources.list.d/vscode.list:3</text:p>
      <text:p text:style-name="Preformatted_20_Text">W: Target Translations (main/i18n/Translation-en) is configured multiple times in /etc/apt/sources.list:52 and /etc/apt/sources.list.d/vscode.list:3</text:p>
      <text:p text:style-name="Preformatted_20_Text"><text:soft-page-break/>W: Target DEP-11 (main/dep11/Components-amd64.yml) is configured multiple times in /etc/apt/sources.list:52 and /etc/apt/sources.list.d/vscode.list:3</text:p>
      <text:p text:style-name="Preformatted_20_Text">W: Target DEP-11 (main/dep11/Components-all.yml) is configured multiple times in /etc/apt/sources.list:52 and /etc/apt/sources.list.d/vscode.list:3</text:p>
      <text:p text:style-name="Preformatted_20_Text">W: Target DEP-11-icons-small (main/dep11/icons-48x48.tar) is configured multiple times in /etc/apt/sources.list:52 and /etc/apt/sources.list.d/vscode.list:3</text:p>
      <text:p text:style-name="Preformatted_20_Text">W: Target DEP-11-icons (main/dep11/icons-64x64.tar) is configured multiple times in /etc/apt/sources.list:52 and /etc/apt/sources.list.d/vscode.list:3</text:p>
      <text:p text:style-name="Preformatted_20_Text">W: Target CNF (main/cnf/Commands-amd64) is configured multiple times in /etc/apt/sources.list:52 and /etc/apt/sources.list.d/vscode.list:3</text:p>
      <text:p text:style-name="Preformatted_20_Text">W: Target CNF (main/cnf/Commands-all) is configured multiple times in /etc/apt/sources.list:52 and /etc/apt/sources.list.d/vscode.list:3</text:p>
      <text:p text:style-name="Preformatted_20_Text"/>
      <text:p text:style-name="Preformatted_20_Text">## Run `<text:span text:style-name="T1">sudo apt-get install -y nodejs</text:span>` to install Node.js 10.x and npm</text:p>
      <text:p text:style-name="Preformatted_20_Text">## You may also need development tools to build native addons:</text:p>
      <text:p text:style-name="Preformatted_20_Text"><text:s text:c="5"/>sudo apt-get install gcc g++ make</text:p>
      <text:p text:style-name="Preformatted_20_Text">## To install the Yarn package manager, run:</text:p>
      <text:p text:style-name="Preformatted_20_Text"><text:s text:c="5"/>curl -sL https://dl.yarnpkg.com/debian/pubkey.gpg | sudo apt-key add -</text:p>
      <text:p text:style-name="Preformatted_20_Text"><text:s text:c="5"/>echo "deb https://dl.yarnpkg.com/debian/ stable main" | sudo tee /etc/apt/sources.list.d/yarn.list</text:p>
      <text:p text:style-name="Preformatted_20_Text"><text:s text:c="5"/>sudo apt-get update &amp;&amp; sudo apt-get install yarn</text:p>
      <text:p text:style-name="Preformatted_20_Text"/>
      <text:p text:style-name="Preformatted_20_Text"/>
      <text:p text:style-name="Preformatted_20_Text"><text:span text:style-name="T2">darkness-manish@darknessmanish-HP-Laptop-15-bs1xx</text:span>:<text:span text:style-name="T3">~</text:span>$ sudo apt-get install -y nodejs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The following packages were automatically installed and are no longer required:</text:p>
      <text:p text:style-name="Preformatted_20_Text"><text:s text:c="2"/>gyp libc-ares2 libhttp-parser2.7.1 libjs-async libjs-inherits libjs-node-uuid libllvm8</text:p>
      <text:p text:style-name="Preformatted_20_Text"><text:s text:c="2"/>libssl1.0-dev libuv1 libuv1-dev node-abbrev node-ansi node-ansi-color-table node-archy node-async</text:p>
      <text:p text:style-name="Preformatted_20_Text"><text:s text:c="2"/>node-balanced-match node-block-stream node-brace-expansion node-builtin-modules</text:p>
      <text:p text:style-name="Preformatted_20_Text"><text:s text:c="2"/>node-combined-stream node-concat-map node-cookie-jar node-delayed-stream node-forever-agent</text:p>
      <text:p text:style-name="Preformatted_20_Text"><text:s text:c="2"/>node-form-data node-fs.realpath node-fstream node-fstream-ignore node-github-url-from-git</text:p>
      <text:p text:style-name="Preformatted_20_Text"><text:s text:c="2"/>node-glob node-graceful-fs node-gyp node-hosted-git-info node-inflight node-inherits node-ini</text:p>
      <text:p text:style-name="Preformatted_20_Text"><text:s text:c="2"/>node-is-builtin-module node-isexe node-json-stringify-safe node-lockfile node-lru-cache node-mime</text:p>
      <text:p text:style-name="Preformatted_20_Text"><text:s text:c="2"/>node-minimatch node-mkdirp node-mute-stream node-node-uuid node-nopt node-normalize-package-data</text:p>
      <text:p text:style-name="Preformatted_20_Text"><text:s text:c="2"/>node-npmlog node-once node-osenv node-path-is-absolute node-pseudomap node-qs node-read</text:p>
      <text:p text:style-name="Preformatted_20_Text"><text:s text:c="2"/>node-read-package-json node-request node-retry node-rimraf node-semver node-sha node-slide</text:p>
      <text:p text:style-name="Preformatted_20_Text"><text:s text:c="2"/>node-spdx-correct node-spdx-expression-parse node-spdx-license-ids node-tar node-tunnel-agent</text:p>
      <text:p text:style-name="Preformatted_20_Text"><text:s text:c="2"/>node-underscore node-validate-npm-package-license node-which node-wrappy node-yallist nodejs-doc</text:p>
      <text:p text:style-name="Preformatted_20_Text">Use &amp;apos;sudo apt autoremove&amp;apos; to remove them.</text:p>
      <text:p text:style-name="Preformatted_20_Text">The following packages will be REMOVED:</text:p>
      <text:p text:style-name="Preformatted_20_Text"><text:s text:c="2"/>nodejs-dev npm</text:p>
      <text:p text:style-name="Preformatted_20_Text">The following packages will be upgraded:</text:p>
      <text:p text:style-name="Preformatted_20_Text"><text:s text:c="2"/>nodejs</text:p>
      <text:p text:style-name="Preformatted_20_Text">1 upgraded, 0 newly installed, 2 to remove and 53 not upgraded.</text:p>
      <text:p text:style-name="Preformatted_20_Text">Need to get 15.8 MB of archives.</text:p>
      <text:p text:style-name="Preformatted_20_Text">After this operation, 45.7 MB of additional disk space will be used.</text:p>
      <text:p text:style-name="Preformatted_20_Text">Get:1 https://deb.nodesource.com/node_10.x bionic/main amd64 nodejs amd64 10.17.0-1nodesource1 [15.8 MB]</text:p>
      <text:p text:style-name="Preformatted_20_Text">Fetched 15.8 MB in 23s (681 kB/s) <text:s text:c="66"/></text:p>
      <text:p text:style-name="Preformatted_20_Text"><text:soft-page-break/>(Reading database ... 231684 files and directories currently installed.)</text:p>
      <text:p text:style-name="Preformatted_20_Text">Removing npm (3.5.2-0ubuntu4) ...</text:p>
      <text:p text:style-name="Preformatted_20_Text">dpkg: nodejs-dev: dependency problems, but removing anyway as you requested:</text:p>
      <text:p text:style-name="Preformatted_20_Text"><text:s/>node-gyp depends on nodejs-dev.</text:p>
      <text:p text:style-name="Preformatted_20_Text"/>
      <text:p text:style-name="Preformatted_20_Text">Removing nodejs-dev (8.10.0~dfsg-2ubuntu0.4) ...</text:p>
      <text:p text:style-name="Preformatted_20_Text">(Reading database ... 228604 files and directories currently installed.)</text:p>
      <text:p text:style-name="Preformatted_20_Text">Preparing to unpack .../nodejs_10.17.0-1nodesource1_amd64.deb ...</text:p>
      <text:p text:style-name="Preformatted_20_Text">Unpacking nodejs (10.17.0-1nodesource1) over (8.10.0~dfsg-2ubuntu0.4) ...</text:p>
      <text:p text:style-name="Preformatted_20_Text">Setting up nodejs (10.17.0-1nodesource1) ...</text:p>
      <text:p text:style-name="Preformatted_20_Text">Processing triggers for man-db (2.8.3-2ubuntu0.1) ...</text:p>
      <text:p text:style-name="Preformatted_20_Text"><text:span text:style-name="T2">darkness-manish@darknessmanish-HP-Laptop-15-bs1xx</text:span>:<text:span text:style-name="T3">~</text:span>$ node --versio</text:p>
      <text:p text:style-name="Preformatted_20_Text">node: bad option: --versio</text:p>
      <text:p text:style-name="Preformatted_20_Text"><text:span text:style-name="T2">darkness-manish@darknessmanish-HP-Laptop-15-bs1xx</text:span>:<text:span text:style-name="T3">~</text:span>$ node --version</text:p>
      <text:p text:style-name="P2">v10.17.0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1:09:18.880314059</meta:creation-date>
    <dc:date>2019-12-14T01:14:56.633726029</dc:date>
    <meta:editing-duration>PT5M38S</meta:editing-duration>
    <meta:editing-cycles>1</meta:editing-cycles>
    <meta:document-statistic meta:table-count="0" meta:image-count="0" meta:object-count="0" meta:page-count="4" meta:paragraph-count="123" meta:word-count="970" meta:character-count="11642" meta:non-whitespace-character-count="10055"/>
    <meta:generator>LibreOffice/6.0.7.3$Linux_X86_64 LibreOffice_project/00m0$Build-3</meta:generator>
  </office:meta>
</office:document-meta>
</file>